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Tahoma1" svg:font-family="Tahoma"/>
    <style:font-face style:name="Calibri" svg:font-family="Calibri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 style:list-style-name="">
      <style:paragraph-properties fo:margin-top="0.141cm" fo:margin-bottom="0.212cm" fo:line-height="115%" style:text-autospace="none"/>
    </style:style>
    <style:style style:name="P5" style:family="paragraph" style:parent-style-name="Standard" style:list-style-name="">
      <style:paragraph-properties fo:margin-top="0.212cm" fo:margin-bottom="0.141cm" fo:line-height="115%" fo:keep-together="always" fo:keep-with-next="always" style:text-autospace="none"/>
      <style:text-properties fo:color="#8f400b" style:font-name="Calibri" fo:font-size="16pt" fo:language="en" fo:country="none" fo:font-weight="bold" style:font-name-asian="Calibri" style:font-size-asian="16pt" style:font-weight-asian="bold" style:font-name-complex="Calibri" style:font-size-complex="16pt" style:font-weight-complex="bold"/>
    </style:style>
    <style:style style:name="P6" style:family="paragraph" style:parent-style-name="Standard" style:list-style-name="RTF_5f_Num_20_2">
      <style:paragraph-properties fo:margin-left="0cm" fo:margin-right="0cm" fo:margin-top="0.353cm" fo:margin-bottom="0.071cm" fo:line-height="115%" fo:keep-together="always" fo:text-indent="0cm" style:auto-text-indent="false" fo:keep-with-next="always" style:text-autospace="none">
        <style:tab-stops/>
      </style:paragraph-properties>
      <style:text-properties fo:color="#7c380a" style:font-name="Calibri" fo:font-size="18pt" fo:language="en" fo:country="none" fo:font-weight="bold" style:font-name-asian="Calibri" style:font-size-asian="18pt" style:font-weight-asian="bold" style:font-name-complex="Calibri" style:font-size-complex="18pt" style:font-weight-complex="bold"/>
    </style:style>
    <style:style style:name="P7" style:family="paragraph" style:parent-style-name="Standard" style:list-style-name="RTF_5f_Num_20_2">
      <style:paragraph-properties fo:margin-left="0.635cm" fo:margin-right="0cm" fo:margin-top="0.141cm" fo:margin-bottom="0.212cm" fo:line-height="115%" fo:text-indent="0cm" style:auto-text-indent="false" style:text-autospace="none">
        <style:tab-stops/>
      </style:paragraph-properties>
    </style:style>
    <style:style style:name="T1" style:family="text">
      <style:text-properties style:use-window-font-color="true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2" style:family="text">
      <style:text-properties style:use-window-font-color="true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style:use-window-font-color="true" style:font-name="Consolas" fo:font-size="11pt" fo:language="en" fo:country="none" fo:font-weight="bold" style:font-name-asian="Consolas" style:font-size-asian="11pt" style:font-weight-asian="bold" style:font-name-complex="Consolas" style:font-size-complex="11pt" style:font-weight-complex="bold"/>
    </style:style>
    <style:style style:name="T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a31515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184269" text:style-name="RTF_5f_Num_20_2">
        <text:list-item>
          <text:p text:style-name="P6">Photo Gallery</text:p>
        </text:list-item>
      </text:list>
      <text:p text:style-name="P4"><text:span text:style-name="T1">Write a program, which receives </text:span><text:span text:style-name="T2">image metadata</text:span><text:span text:style-name="T1"> as input and prints information about the image, such as its </text:span><text:span text:style-name="T2">filename</text:span><text:span text:style-name="T1">, </text:span><text:span text:style-name="T2">date taken</text:span><text:span text:style-name="T1">, </text:span><text:span text:style-name="T2">size</text:span><text:span text:style-name="T1">, </text:span><text:span text:style-name="T2">resolution </text:span><text:span text:style-name="T1">and </text:span><text:span text:style-name="T2">aspect ratio</text:span><text:span text:style-name="T1">. Also, calculate the </text:span><text:span text:style-name="T2">orientation</text:span><text:span text:style-name="T1"> of the image. The </text:span><text:span text:style-name="T2">3</text:span><text:span text:style-name="T1"> orientations are: </text:span><text:span text:style-name="T2">portrait</text:span><text:span text:style-name="T1">, </text:span><text:span text:style-name="T2">landscape</text:span><text:span text:style-name="T1"> and </text:span><text:span text:style-name="T2">square</text:span><text:span text:style-name="T1">.</text:span></text:p>
      <text:p text:style-name="P5">Input</text:p>
      <text:list xml:id="list36206108" text:continue-numbering="true" text:style-name="RTF_5f_Num_20_2">
        <text:list-item>
          <text:p text:style-name="P7"><text:span text:style-name="T2">First line</text:span><text:span text:style-name="T1"> – the photo’s </text:span><text:span text:style-name="T2">number </text:span><text:span text:style-name="T1">– an </text:span><text:span text:style-name="T2">integer</text:span><text:span text:style-name="T1"> in the range </text:span><text:span text:style-name="T2">[0…9999]</text:span></text:p>
        </text:list-item>
        <text:list-item>
          <text:p text:style-name="P7"><text:span text:style-name="T2">Second, third, fourth line</text:span><text:span text:style-name="T1"> – the </text:span><text:span text:style-name="T2">day</text:span><text:span text:style-name="T1">, </text:span><text:span text:style-name="T2">month</text:span><text:span text:style-name="T1"> and </text:span><text:span text:style-name="T2">year</text:span><text:span text:style-name="T1"> the photo was taken – </text:span><text:span text:style-name="T2">integers</text:span><text:span text:style-name="T1"> forming </text:span><text:span text:style-name="T2">valid </text:span><text:span text:style-name="T1">dates in the range </text:span><text:span text:style-name="T2">[01/01/1990…31/12/2020]</text:span></text:p>
        </text:list-item>
        <text:list-item>
          <text:p text:style-name="P7"><text:span text:style-name="T2">Fifth, sixth line</text:span><text:span text:style-name="T1"> – the </text:span><text:span text:style-name="T2">hours</text:span><text:span text:style-name="T1"> and </text:span><text:span text:style-name="T2">minutes</text:span><text:span text:style-name="T1"> the photo was taken – </text:span><text:span text:style-name="T2">integers</text:span><text:span text:style-name="T1"> in the range </text:span><text:span text:style-name="T2">[0…23]</text:span></text:p>
        </text:list-item>
        <text:list-item>
          <text:p text:style-name="P7"><text:span text:style-name="T2">Seventh line</text:span><text:span text:style-name="T1"> – the photo’s </text:span><text:span text:style-name="T2">size </text:span><text:span text:style-name="T1">in </text:span><text:span text:style-name="T2">bytes </text:span><text:span text:style-name="T1">– </text:span><text:span text:style-name="T2">integer</text:span><text:span text:style-name="T1"> in the range </text:span><text:span text:style-name="T2">[0…999000000]</text:span></text:p>
        </text:list-item>
        <text:list-item>
          <text:p text:style-name="P7"><text:span text:style-name="T2">Eighth, ninth line</text:span><text:span text:style-name="T1"> – the photo’s </text:span><text:span text:style-name="T2">resolution </text:span><text:span text:style-name="T1">(</text:span><text:span text:style-name="T2">width</text:span><text:span text:style-name="T1"> and </text:span><text:span text:style-name="T2">height</text:span><text:span text:style-name="T1">)</text:span><text:span text:style-name="T2"> </text:span><text:span text:style-name="T1">in </text:span><text:span text:style-name="T2">pixels </text:span><text:span text:style-name="T1">– </text:span><text:span text:style-name="T2">integers </text:span><text:span text:style-name="T1">in the range </text:span><text:span text:style-name="T2">[1…10000]</text:span></text:p>
        </text:list-item>
      </text:list>
      <text:p text:style-name="P5">Output</text:p>
      <text:list xml:id="list36199687" text:continue-numbering="true" text:style-name="RTF_5f_Num_20_2">
        <text:list-item>
          <text:p text:style-name="P7"><text:span text:style-name="T1">The </text:span><text:span text:style-name="T2">name</text:span><text:span text:style-name="T1"> should be printed in the format “</text:span><text:span text:style-name="T3">DSC_xxxx.jpg</text:span><text:span text:style-name="T1">”.</text:span></text:p>
        </text:list-item>
        <text:list-item>
          <text:p text:style-name="P7"><text:span text:style-name="T1">The </text:span><text:span text:style-name="T2">date and time taken</text:span><text:span text:style-name="T1"> should be printed in the format “</text:span><text:span text:style-name="T3">dd/mm/yyyy hh:mm</text:span><text:span text:style-name="T1">”.</text:span></text:p>
        </text:list-item>
        <text:list-item>
          <text:p text:style-name="P7"><text:span text:style-name="T1">The </text:span><text:span text:style-name="T2">size</text:span><text:span text:style-name="T1"> should be printed in standard </text:span><text:span text:style-name="T2">human-readable </text:span><text:span text:style-name="T1">format (i.e. 950 bytes = 950B, 500000 bytes = 500KB, 1 500 000 bytes = 1.5MB).</text:span></text:p>
        </text:list-item>
        <text:list-item>
          <text:p text:style-name="P7"><text:span text:style-name="T1">The </text:span><text:span text:style-name="T2">resolution</text:span><text:span text:style-name="T1"> should be printed in the following format: “</text:span><text:span text:style-name="T3">{width}x{height}</text:span><text:span text:style-name="T1">”.</text:span></text:p>
        </text:list-item>
        <text:list-item>
          <text:p text:style-name="P7"><text:span text:style-name="T1">The </text:span><text:span text:style-name="T2">orientation</text:span><text:span text:style-name="T1"> can be one of three valid values: </text:span><text:span text:style-name="T2">portrait</text:span><text:span text:style-name="T1">, </text:span><text:span text:style-name="T2">landscape</text:span><text:span text:style-name="T1"> and </text:span><text:span text:style-name="T2">square</text:span><text:span text:style-name="T1">.</text:span></text:p>
        </text:list-item>
      </text:list>
      <text:p text:style-name="P2">My solution C sharp:</text:p>
      <text:p text:style-name="P2"/>
      <text:p text:style-name="P2"><text:span text:style-name="T4">int</text:span><text:span text:style-name="T5"> photoNumber = </text:span><text:span text:style-name="T4">int</text:span><text:span text:style-name="T5">.Parse(</text:span><text:span text:style-name="T6">Console</text:span><text:span text:style-name="T5">.ReadLine());</text:span></text:p>
      <text:p text:style-name="P1"><text:span text:style-name="T5"><text:s text:c="12"/></text:span><text:span text:style-name="T4">int</text:span><text:span text:style-name="T5"> day = </text:span><text:span text:style-name="T4">int</text:span><text:span text:style-name="T5">.Parse(</text:span><text:span text:style-name="T6">Console</text:span><text:span text:style-name="T5">.ReadLine());</text:span></text:p>
      <text:p text:style-name="P1"><text:span text:style-name="T5"><text:s text:c="12"/></text:span><text:span text:style-name="T4">int</text:span><text:span text:style-name="T5"> month = </text:span><text:span text:style-name="T4">int</text:span><text:span text:style-name="T5">.Parse(</text:span><text:span text:style-name="T6">Console</text:span><text:span text:style-name="T5">.ReadLine());</text:span></text:p>
      <text:p text:style-name="P1"><text:span text:style-name="T5"><text:s text:c="12"/></text:span><text:span text:style-name="T4">int</text:span><text:span text:style-name="T5"> year = </text:span><text:span text:style-name="T4">int</text:span><text:span text:style-name="T5">.Parse(</text:span><text:span text:style-name="T6">Console</text:span><text:span text:style-name="T5">.ReadLine());</text:span></text:p>
      <text:p text:style-name="P1"><text:span text:style-name="T5"><text:s text:c="12"/></text:span><text:span text:style-name="T4">int</text:span><text:span text:style-name="T5"> hours = </text:span><text:span text:style-name="T4">int</text:span><text:span text:style-name="T5">.Parse(</text:span><text:span text:style-name="T6">Console</text:span><text:span text:style-name="T5">.ReadLine());</text:span></text:p>
      <text:p text:style-name="P1"><text:span text:style-name="T5"><text:s text:c="12"/></text:span><text:span text:style-name="T4">int</text:span><text:span text:style-name="T5"> mins = </text:span><text:span text:style-name="T4">int</text:span><text:span text:style-name="T5">.Parse(</text:span><text:span text:style-name="T6">Console</text:span><text:span text:style-name="T5">.ReadLine());</text:span></text:p>
      <text:p text:style-name="P1"><text:span text:style-name="T5"><text:s text:c="12"/></text:span><text:span text:style-name="T4">var</text:span><text:span text:style-name="T5"> photoSize = </text:span><text:span text:style-name="T4">double</text:span><text:span text:style-name="T5">.Parse(</text:span><text:span text:style-name="T6">Console</text:span><text:span text:style-name="T5">.ReadLine());</text:span></text:p>
      <text:p text:style-name="P1"><text:span text:style-name="T5"><text:s text:c="12"/></text:span><text:span text:style-name="T4">int</text:span><text:span text:style-name="T5"> photoWidth = </text:span><text:span text:style-name="T4">int</text:span><text:span text:style-name="T5">.Parse(</text:span><text:span text:style-name="T6">Console</text:span><text:span text:style-name="T5">.ReadLine());</text:span></text:p>
      <text:p text:style-name="P1"><text:span text:style-name="T5"><text:s text:c="12"/></text:span><text:span text:style-name="T4">int</text:span><text:span text:style-name="T5"> photoHeight = </text:span><text:span text:style-name="T4">int</text:span><text:span text:style-name="T5">.Parse(</text:span><text:span text:style-name="T6">Console</text:span><text:span text:style-name="T5">.ReadLine());</text:span></text:p>
      <text:p text:style-name="P1"><text:span text:style-name="T5"><text:s text:c="12"/></text:span><text:span text:style-name="T7">// for photo size:</text:span></text:p>
      <text:p text:style-name="P1"><text:span text:style-name="T5"><text:s text:c="12"/></text:span><text:span text:style-name="T4">string</text:span><text:span text:style-name="T5"> sizeSufix = </text:span><text:span text:style-name="T4">null</text:span><text:span text:style-name="T5">;</text:span></text:p>
      <text:p text:style-name="P1"><text:span text:style-name="T5"><text:s text:c="12"/></text:span><text:span text:style-name="T4">if</text:span><text:span text:style-name="T5"> (photoSize&gt;1000000)</text:span></text:p>
      <text:p text:style-name="P3"><text:s text:c="12"/>{</text:p>
      <text:p text:style-name="P3"><text:s text:c="16"/>photoSize = photoSize / 1000000.0;</text:p>
      <text:p text:style-name="P1"><text:span text:style-name="T5"><text:s text:c="16"/>sizeSufix = </text:span><text:span text:style-name="T8">"MB"</text:span><text:span text:style-name="T5">;</text:span></text:p>
      <text:p text:style-name="P3"><text:s text:c="12"/>}</text:p>
      <text:p text:style-name="P1"><text:span text:style-name="T5"><text:s text:c="12"/></text:span><text:span text:style-name="T4">else</text:span><text:span text:style-name="T5"> </text:span><text:span text:style-name="T4">if</text:span><text:span text:style-name="T5"> (photoSize&gt;1000)</text:span></text:p>
      <text:p text:style-name="P3"><text:s text:c="12"/>{</text:p>
      <text:p text:style-name="P3"><text:s text:c="16"/>photoSize = photoSize / 1000.0;</text:p>
      <text:p text:style-name="P1"><text:soft-page-break/><text:span text:style-name="T5"><text:s text:c="16"/>sizeSufix = </text:span><text:span text:style-name="T8">"KB"</text:span><text:span text:style-name="T5">;</text:span></text:p>
      <text:p text:style-name="P3"><text:s text:c="12"/>}</text:p>
      <text:p text:style-name="P1"><text:span text:style-name="T5"><text:s text:c="12"/></text:span><text:span text:style-name="T4">else</text:span></text:p>
      <text:p text:style-name="P3"><text:s text:c="12"/>{</text:p>
      <text:p text:style-name="P1"><text:span text:style-name="T5"><text:s text:c="16"/>sizeSufix = </text:span><text:span text:style-name="T8">"B"</text:span><text:span text:style-name="T5">;</text:span></text:p>
      <text:p text:style-name="P3"><text:s text:c="12"/>}</text:p>
      <text:p text:style-name="P1"><text:span text:style-name="T5"><text:s text:c="12"/></text:span><text:span text:style-name="T7">//resolution and orientation <text:s text:c="11"/></text:span></text:p>
      <text:p text:style-name="P1"><text:span text:style-name="T5"><text:s text:c="12"/></text:span><text:span text:style-name="T4">string</text:span><text:span text:style-name="T5"> orientation = </text:span><text:span text:style-name="T4">null</text:span><text:span text:style-name="T5">;</text:span></text:p>
      <text:p text:style-name="P1"><text:span text:style-name="T5"><text:s text:c="12"/></text:span><text:span text:style-name="T4">if</text:span><text:span text:style-name="T5"> (photoWidth == 5334 &amp;&amp; photoHeight == 3006)</text:span></text:p>
      <text:p text:style-name="P3"><text:s text:c="12"/>{</text:p>
      <text:p text:style-name="P1"><text:span text:style-name="T5"><text:s text:c="16"/>orientation = </text:span><text:span text:style-name="T8">"landscape"</text:span><text:span text:style-name="T5">;</text:span></text:p>
      <text:p text:style-name="P3"><text:s text:c="12"/>}</text:p>
      <text:p text:style-name="P1"><text:span text:style-name="T5"><text:s text:c="12"/></text:span><text:span text:style-name="T4">else</text:span><text:span text:style-name="T5"> </text:span><text:span text:style-name="T4">if</text:span><text:span text:style-name="T5"> (photoWidth == 768 &amp;&amp; photoHeight == 1024)</text:span></text:p>
      <text:p text:style-name="P3"><text:s text:c="12"/>{</text:p>
      <text:p text:style-name="P1"><text:span text:style-name="T5"><text:s text:c="16"/>orientation = </text:span><text:span text:style-name="T8">"portrait"</text:span><text:span text:style-name="T5">;</text:span></text:p>
      <text:p text:style-name="P3"><text:s text:c="12"/>}</text:p>
      <text:p text:style-name="P1"><text:span text:style-name="T5"><text:s text:c="12"/></text:span><text:span text:style-name="T4">else</text:span><text:span text:style-name="T5"> </text:span><text:span text:style-name="T4">if</text:span><text:span text:style-name="T5"> (photoWidth == 1000 &amp;&amp; photoHeight == 1000)</text:span></text:p>
      <text:p text:style-name="P3"><text:s text:c="12"/>{</text:p>
      <text:p text:style-name="P1"><text:span text:style-name="T5"><text:s text:c="16"/>orientation = </text:span><text:span text:style-name="T8">"square"</text:span><text:span text:style-name="T5">;</text:span></text:p>
      <text:p text:style-name="P3"><text:s text:c="12"/>}</text:p>
      <text:p text:style-name="P1"><text:span text:style-name="T5"><text:s text:c="12"/></text:span><text:span text:style-name="T7">//output</text:span></text:p>
      <text:p text:style-name="P1"><text:span text:style-name="T5"><text:s text:c="12"/></text:span><text:span text:style-name="T6">Console</text:span><text:span text:style-name="T5">.WriteLine(</text:span><text:span text:style-name="T8">$"Name: DSC_</text:span><text:span text:style-name="T5">{photoNumber:</text:span><text:span text:style-name="T8">d4</text:span><text:span text:style-name="T5">}</text:span><text:span text:style-name="T8">.jpg"</text:span><text:span text:style-name="T5">);</text:span></text:p>
      <text:p text:style-name="P1"><text:span text:style-name="T5"><text:s text:c="12"/></text:span><text:span text:style-name="T6">Console</text:span><text:span text:style-name="T5">.WriteLine(</text:span><text:span text:style-name="T8">$"Date Taken: </text:span><text:span text:style-name="T5">{day:</text:span><text:span text:style-name="T8">d2</text:span><text:span text:style-name="T5">}</text:span><text:span text:style-name="T8">/</text:span><text:span text:style-name="T5">{month:</text:span><text:span text:style-name="T8">d2</text:span><text:span text:style-name="T5">}</text:span><text:span text:style-name="T8">/</text:span><text:span text:style-name="T5">{year}</text:span><text:span text:style-name="T8"> </text:span><text:span text:style-name="T5">{hours:</text:span><text:span text:style-name="T8">d2</text:span><text:span text:style-name="T5">}</text:span><text:span text:style-name="T8">:</text:span><text:span text:style-name="T5">{mins:</text:span><text:span text:style-name="T8">d2</text:span><text:span text:style-name="T5">}</text:span><text:span text:style-name="T8">"</text:span><text:span text:style-name="T5">);</text:span></text:p>
      <text:p text:style-name="P1"><text:span text:style-name="T5"><text:s text:c="12"/></text:span><text:span text:style-name="T6">Console</text:span><text:span text:style-name="T5">.WriteLine(</text:span><text:span text:style-name="T8">$"Size: </text:span><text:span text:style-name="T5">{photoSize}{sizeSufix}</text:span><text:span text:style-name="T8">"</text:span><text:span text:style-name="T5">);</text:span></text:p>
      <text:p text:style-name="P1"><text:span text:style-name="T5"><text:s text:c="12"/></text:span><text:span text:style-name="T6">Console</text:span><text:span text:style-name="T5">.WriteLine(</text:span><text:span text:style-name="T8">$"Resolution: </text:span><text:span text:style-name="T5">{photoWidth}</text:span><text:span text:style-name="T8">x</text:span><text:span text:style-name="T5">{photoHeight}</text:span><text:span text:style-name="T8"> (</text:span><text:span text:style-name="T5">{orientation}</text:span><text:span text:style-name="T8">)"</text:span><text:span text:style-name="T5">);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charset="x-symbol"/>
    <style:font-face style:name="Tahoma1" svg:font-family="Tahoma"/>
    <style:font-face style:name="Calibri" svg:font-family="Calibri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RTF_5f_Num_20_2_20_1" style:display-name="RTF_Num 2 1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M17S</meta:editing-duration>
    <meta:editing-cycles>3</meta:editing-cycles>
    <meta:generator>OpenOffice.org/3.3$Win32 OpenOffice.org_project/330m20$Build-9567</meta:generator>
    <dc:date>2017-06-02T16:02:45.60</dc:date>
    <meta:document-statistic meta:table-count="0" meta:image-count="0" meta:object-count="0" meta:page-count="2" meta:paragraph-count="59" meta:word-count="342" meta:character-count="2935"/>
    <meta:user-defined meta:name="Info 1"/>
    <meta:user-defined meta:name="Info 2"/>
    <meta:user-defined meta:name="Info 3"/>
    <meta:user-defined meta:name="Info 4"/>
  </office:meta>
</office:document-meta>
</file>